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41"/>
    <style:style style:name="ce3" style:family="table-cell" style:parent-style-name="Default">
      <style:text-properties fo:font-style="italic"/>
    </style:style>
    <style:style style:name="ce4" style:family="table-cell" style:parent-style-name="Default">
      <style:text-properties fo:font-style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>
            <text:p>cdecl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t entry</text:p>
          </table:table-cell>
          <table:table-cell/>
          <table:table-cell office:value-type="string">
            <text:p>after frame construction</text:p>
          </table:table-cell>
          <table:table-cell/>
          <table:table-cell office:value-type="string">
            <text:p>after working</text:p>
          </table:table-cell>
          <table:table-cell/>
          <table:table-cell office:value-type="string">
            <text:p>after frame teardown</text:p>
          </table:table-cell>
          <table:table-cell/>
          <table:table-cell office:value-type="string">
            <text:p>after return</text:p>
          </table:table-cell>
          <table:table-cell/>
          <table:table-cell office:value-type="string">
            <text:p>caller cleans up arg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ush argn</text:p>
          </table:table-cell>
          <table:table-cell/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push arg1</text:p>
          </table:table-cell>
          <table:table-cell table:number-columns-repeated="2"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</table:table-row>
        <table:table-row table:style-name="ro1">
          <table:table-cell/>
          <table:table-cell office:value-type="string">
            <text:p>push arg0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office:value-type="string">
            <text:p>esp --&gt;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call subroutine</text:p>
          </table:table-cell>
          <table:table-cell table:number-columns-repeated="2"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---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sh ebp</text:p>
          </table:table-cell>
          <table:table-cell table:number-columns-repeated="2"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bp := esp</text:p>
          </table:table-cell>
          <table:table-cell table:number-columns-repeated="2"/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 office:value-type="string">
            <text:p>esp --&gt;</text:p>
          </table:table-cell>
          <table:table-cell office:value-type="string">
            <text:p>arg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esp --&gt;</text:p>
          </table:table-cell>
          <table:table-cell office:value-type="string">
            <text:p>retaddr</text:p>
          </table:table-cell>
          <table:table-cell/>
          <table:table-cell office:value-type="string">
            <text:p>retaddr</text:p>
          </table:table-cell>
          <table:table-cell/>
          <table:table-cell office:value-type="string">
            <text:p>retaddr</text:p>
          </table:table-cell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 := ebp</text:p>
          </table:table-cell>
          <table:table-cell table:number-columns-repeated="3"/>
          <table:table-cell office:value-type="string">
            <text:p>ebp, es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op ebp</text:p>
          </table:table-cell>
          <table:table-cell table:number-columns-repeated="4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t</text:p>
          </table:table-cell>
          <table:table-cell table:number-columns-repeated="4"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----</text:p>
          </table:table-cell>
          <table:table-cell table:number-columns-repeated="4"/>
          <table:table-cell office:value-type="string">
            <text:p>...</text:p>
          </table:table-cell>
          <table:table-cell office:value-type="string">
            <text:p>esp --&gt;</text:p>
          </table:table-cell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rop n arg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table:style-name="ce1" office:value-type="string">
            <text:p>flawed-tailcall</text:p>
          </table:table-cell>
          <table:table-cell/>
          <table:table-cell office:value-type="string">
            <text:p>The main difference is that the args appear nearer the top of the stack than the frame pointer and return address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t entry</text:p>
          </table:table-cell>
          <table:table-cell/>
          <table:table-cell office:value-type="string">
            <text:p>after frame construction</text:p>
          </table:table-cell>
          <table:table-cell/>
          <table:table-cell office:value-type="string">
            <text:p>after working</text:p>
          </table:table-cell>
          <table:table-cell/>
          <table:table-cell office:value-type="string">
            <text:p>after frame teardown</text:p>
          </table:table-cell>
          <table:table-cell/>
          <table:table-cell office:value-type="string">
            <text:p>after retur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tore argn</text:p>
          </table:table-cell>
          <table:table-cell/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re arg1</text:p>
          </table:table-cell>
          <table:table-cell table:number-columns-repeated="2"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re arg0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office:value-type="string">
            <text:p>esp --&gt;</text:p>
          </table:table-cell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cx := argcount</text:p>
          </table:table-cell>
          <table:table-cell/>
          <table:table-cell office:value-type="string">
            <text:p>esp --&gt;</text:p>
          </table:table-cell>
          <table:table-cell office:value-type="string">
            <text:p>retaddr</text:p>
          </table:table-cell>
          <table:table-cell/>
          <table:table-cell office:value-type="string">
            <text:p>retaddr</text:p>
          </table:table-cell>
          <table:table-cell/>
          <table:table-cell office:value-type="string">
            <text:p>retaddr</text:p>
          </table:table-cell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l subroutine</text:p>
          </table:table-cell>
          <table:table-cell table:number-columns-repeated="2"/>
          <table:table-cell table:style-name="ce3" office:value-type="string">
            <text:p>empty</text:p>
          </table:table-cell>
          <table:table-cell office:value-type="string">
            <text:p>ebp --&gt;</text:p>
          </table:table-cell>
          <table:table-cell table:style-name="ce4" office:value-type="string">
            <text:p>saved ebp</text:p>
          </table:table-cell>
          <table:table-cell office:value-type="string">
            <text:p>ebp --&gt;</text:p>
          </table:table-cell>
          <table:table-cell table:style-name="ce4" office:value-type="string">
            <text:p>saved ebp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----</text:p>
          </table:table-cell>
          <table:table-cell table:number-columns-repeated="2"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st ecx == expected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r.false- wrongargc</text:p>
          </table:table-cell>
          <table:table-cell table:number-columns-repeated="2"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ush ebp</text:p>
          </table:table-cell>
          <table:table-cell table:number-columns-repeated="2"/>
          <table:table-cell office:value-type="string">
            <text:p>arg0</text:p>
          </table:table-cell>
          <table:table-cell office:value-type="string">
            <text:p>esp --&gt;</text:p>
          </table:table-cell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bp := esp</text:p>
          </table:table-cell>
          <table:table-cell table:number-columns-repeated="6"/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sp -= ecx * 4</text:p>
          </table:table-cell>
          <table:table-cell table:number-columns-repeated="6"/>
          <table:table-cell office:value-type="string">
            <text:p>scratc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5"/>
          <table:table-cell office:value-type="string">
            <text:p>esp --&gt;</text:p>
          </table:table-cell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sp := ebp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op ebp</text:p>
          </table:table-cell>
          <table:table-cell table:number-columns-repeated="9"/>
          <table:table-cell office:value-type="string">
            <text:p>after tailcall</text:p>
          </table:table-cell>
          <table:table-cell table:number-columns-repeated="3"/>
        </table:table-row>
        <table:table-row table:style-name="ro1">
          <table:table-cell office:value-type="string">
            <text:p>store argn</text:p>
          </table:table-cell>
          <table:table-cell office:value-type="string">
            <text:p>ret</text:p>
          </table:table-cell>
          <table:table-cell table:number-columns-repeated="13"/>
        </table:table-row>
        <table:table-row table:style-name="ro1">
          <table:table-cell office:value-type="string">
            <text:p>...</text:p>
          </table:table-cell>
          <table:table-cell table:number-columns-repeated="10"/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table:number-columns-repeated="2"/>
        </table:table-row>
        <table:table-row table:style-name="ro1">
          <table:table-cell office:value-type="string">
            <text:p>store arg1</text:p>
          </table:table-cell>
          <table:table-cell table:number-columns-repeated="11"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 office:value-type="string">
            <text:p>store arg0</text:p>
          </table:table-cell>
          <table:table-cell table:number-columns-repeated="11"/>
          <table:table-cell office:value-type="string">
            <text:p>scratch</text:p>
          </table:table-cell>
          <table:table-cell table:number-columns-repeated="2"/>
        </table:table-row>
        <table:table-row table:style-name="ro1">
          <table:table-cell office:value-type="string">
            <text:p>ecx := argcount</text:p>
          </table:table-cell>
          <table:table-cell table:number-columns-repeated="11"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 office:value-type="string">
            <text:p>jump subroutine</text:p>
          </table:table-cell>
          <table:table-cell table:number-columns-repeated="10"/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>
            <text:p>empty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>
            <text:p>arg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>
            <text:p>arg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>
            <text:p>arg0</text:p>
          </table:table-cell>
          <table:table-cell table:number-columns-repeated="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table:style-name="ce1" office:value-type="string">
            <text:p>fixed-tailcall</text:p>
          </table:table-cell>
          <table:table-cell/>
          <table:table-cell office:value-type="string">
            <text:p>As for flawed-tailcall, but the frame pointer is managed by the caller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before nontailcall setup</text:p>
          </table:table-cell>
          <table:table-cell/>
          <table:table-cell office:value-type="string">
            <text:p>after entry</text:p>
          </table:table-cell>
          <table:table-cell/>
          <table:table-cell office:value-type="string">
            <text:p>after working</text:p>
          </table:table-cell>
          <table:table-cell/>
          <table:table-cell office:value-type="string">
            <text:p>after return</text:p>
          </table:table-cell>
          <table:table-cell/>
          <table:table-cell office:value-type="string">
            <text:p>after nontailcall cleanup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tore argn</text:p>
          </table:table-cell>
          <table:table-cell/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re arg1</text:p>
          </table:table-cell>
          <table:table-cell table:number-columns-repeated="2"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re arg0</text:p>
          </table:table-cell>
          <table:table-cell/>
          <table:table-cell office:value-type="string">
            <text:p>esp --&gt;</text:p>
          </table:table-cell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office:value-type="string">
            <text:p>esp --&gt;</text:p>
          </table:table-cell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cx := argcount</text:p>
          </table:table-cell>
          <table:table-cell table:number-columns-repeated="2"/>
          <table:table-cell table:style-name="ce3" office:value-type="string">
            <text:p>empty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, esp --&gt;</text:p>
          </table:table-cell>
          <table:table-cell office:value-type="string">
            <text:p>saved eb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ush ebp</text:p>
          </table:table-cell>
          <table:table-cell table:number-columns-repeated="2"/>
          <table:table-cell table:style-name="ce3" office:value-type="string">
            <text:p>empty</text:p>
          </table:table-cell>
          <table:table-cell office:value-type="string">
            <text:p>esp --&gt;</text:p>
          </table:table-cell>
          <table:table-cell table:style-name="ce4" office:value-type="string">
            <text:p>retaddr</text:p>
          </table:table-cell>
          <table:table-cell/>
          <table:table-cell table:style-name="ce4" office:value-type="string">
            <text:p>retaddr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ebp := esp</text:p>
          </table:table-cell>
          <table:table-cell table:number-columns-repeated="2"/>
          <table:table-cell table:style-name="ce4" office:value-type="string">
            <text:p>argn</text:p>
          </table:table-cell>
          <table:table-cell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ll subroutine</text:p>
          </table:table-cell>
          <table:table-cell table:number-columns-repeated="2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----</text:p>
          </table:table-cell>
          <table:table-cell table:number-columns-repeated="2"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st ecx == expected</text:p>
          </table:table-cell>
          <table:table-cell table:number-columns-repeated="2"/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/>
          <table:table-cell office:value-type="string">
            <text:p>arg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r.false- wrongargc</text:p>
          </table:table-cell>
          <table:table-cell table:number-columns-repeated="6"/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sp -= ecx * 4</text:p>
          </table:table-cell>
          <table:table-cell table:number-columns-repeated="6"/>
          <table:table-cell office:value-type="string">
            <text:p>scratc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5"/>
          <table:table-cell office:value-type="string">
            <text:p>esp --&gt;</text:p>
          </table:table-cell>
          <table:table-cell office:value-type="string">
            <text:p>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sp := ebp - 4</text:p>
          </table:table-cell>
          <table:table-cell table:number-columns-repeated="13"/>
        </table:table-row>
        <table:table-row table:style-name="ro1">
          <table:table-cell office:value-type="string">
            <text:p>store argn</text:p>
          </table:table-cell>
          <table:table-cell office:value-type="string">
            <text:p>ret</text:p>
          </table:table-cell>
          <table:table-cell table:number-columns-repeated="7"/>
          <table:table-cell office:value-type="string">
            <text:p>---------------------------------------------------</text:p>
          </table:table-cell>
          <table:table-cell table:number-columns-repeated="5"/>
        </table:table-row>
        <table:table-row table:style-name="ro1">
          <table:table-cell office:value-type="string">
            <text:p>...</text:p>
          </table:table-cell>
          <table:table-cell office:value-type="string">
            <text:p>----</text:p>
          </table:table-cell>
          <table:table-cell/>
          <table:table-cell office:value-type="string">
            <text:p>after nontailcall setup</text:p>
          </table:table-cell>
          <table:table-cell/>
          <table:table-cell office:value-type="string">
            <text:p>after frame construction</text:p>
          </table:table-cell>
          <table:table-cell/>
          <table:table-cell office:value-type="string">
            <text:p>after frame teardown</text:p>
          </table:table-cell>
          <table:table-cell/>
          <table:table-cell office:value-type="string">
            <text:p>OR after tailcall</text:p>
          </table:table-cell>
          <table:table-cell table:number-columns-repeated="5"/>
        </table:table-row>
        <table:table-row table:style-name="ro1">
          <table:table-cell office:value-type="string">
            <text:p>store arg1</text:p>
          </table:table-cell>
          <table:table-cell office:value-type="string">
            <text:p>pop ebp</text:p>
          </table:table-cell>
          <table:table-cell table:number-columns-repeated="13"/>
        </table:table-row>
        <table:table-row table:style-name="ro1">
          <table:table-cell office:value-type="string">
            <text:p>store arg0</text:p>
          </table:table-cell>
          <table:table-cell table:number-columns-repeated="3"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/>
          <table:table-cell office:value-type="string">
            <text:p>saved ebp</text:p>
          </table:table-cell>
          <table:table-cell table:number-columns-repeated="4"/>
        </table:table-row>
        <table:table-row table:style-name="ro1">
          <table:table-cell office:value-type="string">
            <text:p>ecx := argcount</text:p>
          </table:table-cell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1">
          <table:table-cell office:value-type="string">
            <text:p>jump subroutine</text:p>
          </table:table-cell>
          <table:table-cell table:number-columns-repeated="3"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/>
          <table:table-cell office:value-type="string">
            <text:p>scr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bp, es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 office:value-type="string">
            <text:p>ebp --&gt;</text:p>
          </table:table-cell>
          <table:table-cell office:value-type="string">
            <text:p>saved ebp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>
            <text:p>empty</text:p>
          </table:table-cell>
          <table:table-cell/>
          <table:table-cell table:style-name="ce4" office:value-type="string">
            <text:p>retaddr</text:p>
          </table:table-cell>
          <table:table-cell office:value-type="string">
            <text:p>esp --&gt;</text:p>
          </table:table-cell>
          <table:table-cell table:style-name="ce4" office:value-type="string">
            <text:p>retaddr</text:p>
          </table:table-cell>
          <table:table-cell office:value-type="string">
            <text:p>esp --&gt;</text:p>
          </table:table-cell>
          <table:table-cell table:style-name="ce4" office:value-type="string">
            <text:p>retadd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rgn</text:p>
          </table:table-cell>
          <table:table-cell/>
          <table:table-cell office:value-type="string">
            <text:p>argn</text:p>
          </table:table-cell>
          <table:table-cell table:number-columns-repeated="3"/>
          <table:table-cell table:style-name="ce4" office:value-type="string">
            <text:p>arg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office:value-type="string">
            <text:p>..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rg1</text:p>
          </table:table-cell>
          <table:table-cell/>
          <table:table-cell office:value-type="string">
            <text:p>arg1</text:p>
          </table:table-cell>
          <table:table-cell table:number-columns-repeated="3"/>
          <table:table-cell office:value-type="string">
            <text:p>arg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rg0</text:p>
          </table:table-cell>
          <table:table-cell office:value-type="string">
            <text:p>esp --&gt;</text:p>
          </table:table-cell>
          <table:table-cell office:value-type="string">
            <text:p>arg0</text:p>
          </table:table-cell>
          <table:table-cell table:number-columns-repeated="3"/>
          <table:table-cell office:value-type="string">
            <text:p>arg0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Now, why maintain a separate stack pointer and frame pointer? We know statically how deep the stack is supposed to be at all times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n fact, we know the exact liveness map of the stack at all times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his means that we can use esp like a frame pointer, not bothering to shift it until we need a new “continuation”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before nontailcall setup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tore esp</text:p>
          </table:table-cell>
          <table:table-cell table:number-columns-repeated="2"/>
          <table:table-cell office:value-type="string">
            <text:p>saved es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vance esp</text:p>
          </table:table-cell>
          <table:table-cell/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ore argn</text:p>
          </table:table-cell>
          <table:table-cell table:number-columns-repeated="2"/>
          <table:table-cell office:value-type="string">
            <text:p>..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2"/>
          <table:table-cell office:value-type="string">
            <text:p>scrat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ore arg1</text:p>
          </table:table-cell>
          <table:table-cell table:number-columns-repeated="2"/>
          <table:table-cell office:value-type="string">
            <text:p>..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ore arg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cx := argcount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call subrout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----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est ecx == expected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r.false- wrongargc</text:p>
          </table:table-cell>
          <table:table-cell/>
          <table:table-cell office:value-type="string">
            <text:p>after nontailcal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>
            <text:p>shuffle args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saved esp</text:p>
          </table:table-cell>
          <table:table-cell table:number-columns-repeated="10"/>
        </table:table-row>
        <table:table-row table:style-name="ro1">
          <table:table-cell office:value-type="string">
            <text:p>ecx...</text:p>
          </table:table-cell>
          <table:table-cell office:value-type="string">
            <text:p>----</text:p>
          </table:table-cell>
          <table:table-cell table:number-columns-repeated="2"/>
          <table:table-cell office:value-type="string">
            <text:p>retaddr</text:p>
          </table:table-cell>
          <table:table-cell table:number-columns-repeated="10"/>
        </table:table-row>
        <table:table-row table:style-name="ro1">
          <table:table-cell office:value-type="string">
            <text:p>jump...</text:p>
          </table:table-cell>
          <table:table-cell office:value-type="string">
            <text:p>pop esp</text:p>
          </table:table-cell>
          <table:table-cell table:number-columns-repeated="2"/>
          <table:table-cell office:value-type="string">
            <text:p>..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cratch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..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aved esp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arg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..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arg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arg0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Register conventions, then: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esp</text:p>
          </table:table-cell>
          <table:table-cell office:value-type="string">
            <text:p>frame pointer, and there's no stack to speak of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bp</text:p>
          </table:table-cell>
          <table:table-cell office:value-type="string">
            <text:p>closure's saved environment; 0<text:span text:style-name="T1">th</text:span> entry is the literals vector, unless there's only one literal, in which case 0<text:span text:style-name="T1">th</text:span> entry is that literal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ax</text:p>
          </table:table-cell>
          <table:table-cell office:value-type="string">
            <text:p>free; result of function; possibly also 0<text:span text:style-name="T1">th</text:span> argument to function?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dx</text:p>
          </table:table-cell>
          <table:table-cell office:value-type="string">
            <text:p>fre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bx</text:p>
          </table:table-cell>
          <table:table-cell office:value-type="string">
            <text:p>fre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cx</text:p>
          </table:table-cell>
          <table:table-cell office:value-type="string">
            <text:p>free; argument count on procedure entry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di</text:p>
          </table:table-cell>
          <table:table-cell office:value-type="string">
            <text:p>allocator registe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si</text:p>
          </table:table-cell>
          <table:table-cell office:value-type="string">
            <text:p>allocator limit registe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tack convention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p points to return address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p+4 points to caller's saved esp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elow esp at procedure entry are arguments, stored rightmost arg high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In a saved frame, the space after the saved return address and before the child frame is the saved area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here needs to be a map of live pointers within that area, for the collector and stack-reifier to use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he map should be keyed on the child frame's return address – after all, we know precisely what's live at each return join-point.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So, to refine the most recent experimental model above: call ESP the Continuation Register. Does that help clarify things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p</text:p>
          </table:table-cell>
          <table:table-cell office:value-type="string">
            <text:p>continuation</text:p>
          </table:table-cell>
          <table:table-cell/>
          <table:table-cell office:value-type="string">
            <text:p>frame pointer, and there's no stack to speak o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bp</text:p>
          </table:table-cell>
          <table:table-cell office:value-type="string">
            <text:p>environment</text:p>
          </table:table-cell>
          <table:table-cell/>
          <table:table-cell office:value-type="string">
            <text:p>closure's saved environment; 0<text:span text:style-name="T1">th</text:span> entry is the literals vector, unless there's only one literal, in which case 0<text:span text:style-name="T1">th</text:span> entry is that liter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ax</text:p>
          </table:table-cell>
          <table:table-cell office:value-type="string">
            <text:p>arg0?</text:p>
          </table:table-cell>
          <table:table-cell/>
          <table:table-cell office:value-type="string">
            <text:p>free; result of function; possibly also 0<text:span text:style-name="T1">th</text:span> argument to function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bx</text:p>
          </table:table-cell>
          <table:table-cell office:value-type="string">
            <text:p>arg1?</text:p>
          </table:table-cell>
          <table:table-cell/>
          <table:table-cell office:value-type="string">
            <text:p>fre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argcount</text:p>
          </table:table-cell>
          <table:table-cell/>
          <table:table-cell office:value-type="string">
            <text:p>free; argument count on procedure entry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dx</text:p>
          </table:table-cell>
          <table:table-cell office:value-type="string">
            <text:p>arg2?</text:p>
          </table:table-cell>
          <table:table-cell/>
          <table:table-cell office:value-type="string">
            <text:p>fre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di</text:p>
          </table:table-cell>
          <table:table-cell office:value-type="string">
            <text:p>space</text:p>
          </table:table-cell>
          <table:table-cell/>
          <table:table-cell office:value-type="string">
            <text:p>allocator regist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si</text:p>
          </table:table-cell>
          <table:table-cell office:value-type="string">
            <text:p>limit</text:p>
          </table:table-cell>
          <table:table-cell/>
          <table:table-cell office:value-type="string">
            <text:p>allocator limit register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>
            <text:p>decide how much of our scratchpad to keep in the continuation we're build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tore the current continuation register near the base of the fresh continuatio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vance the continuation register to point at the location we just wrote to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t this point, we're in a mode where esp points to a half-constructed continuation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pute and arrange arguments in the area below the continuation we're build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ll subrout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t this point, esp points to a real continuation again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After this we get a stack that looks like: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aved es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retadd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cratc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aved es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What if an interrupt occurs? We'll need some slop between frames for the temporary return address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oes a single word suffice? If so: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aved es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retadd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lop for in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cratc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aved es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sp --&gt;</text:p>
          </table:table-cell>
          <table:table-cell office:value-type="string">
            <text:p>retadd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lop for in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g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Chances are we'll need at least two words – most C functions push ebp before doing any work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ctually, after further research: there's a POSIX.1-2001 call sigaltstack(2) which helps loads here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However, we'd like a bit of slop there for non-system interrupts, anyway – things like needing a GC during an inline allocate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office:value-type="string">
            <text:p>mov %edi, %ea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dl ((size), %ed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mpl %edi, %es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jl 1f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((save away live registers)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((load ((size)) into first argument to call below)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all __gcAndAlloc</text:p>
          </table:table-cell>
          <table:table-cell/>
          <table:table-cell office:value-type="string">
            <text:p>;; We pass the size and expect a pointer to allow __gcAndAlloc flexibility in placement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((%eax holds pointer to fresh region of ((size)))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: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Of course, since we statically (at codegen time) know what's live in our scratchpad, we can arrange to emit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real continuation-producing section of code for the uncommon trap case. Perhaps the uncommon-trap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de should be out-of-line, anyway, to reduce its impact on the fast path line of code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Note that the allocator limit register might be able to be used to signal interrupts: when an interrupt happens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lear the limit register. Next time an allocation happens, it'll fault into the collector, which can check the rea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nterrupt list.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5">05/11/2006</text:date>, <text:time>00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0-16T22:12:16</meta:creation-date>
    <dc:date>2006-11-05T00:57:29</dc:date>
    <dc:language>en-GB</dc:language>
    <meta:editing-cycles>22</meta:editing-cycles>
    <meta:editing-duration>PT2H40M37S</meta:editing-duration>
    <meta:user-defined meta:name="Info 1"/>
    <meta:user-defined meta:name="Info 2"/>
    <meta:user-defined meta:name="Info 3"/>
    <meta:user-defined meta:name="Info 4"/>
    <meta:document-statistic meta:table-count="3" meta:cell-count="456"/>
  </office:meta>
</office:document-meta>
</file>